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left"/>
      <style:text-properties/>
    </style:style>
  </office:automatic-styles>
  <office:body>
    <office:text>
      <text:page>
        <text:p text:style-name="par_1"><text:span text:style-name="char_1">Lorem ipsum dolor sit amet, consectetur
adipiscing elit. Vestibulum ac quam elit. Nam
purus nunc, suscipit id posuere mollis, interdum
vel ipsum. Sed suscipit orci non sem tempor in
tincidunt nisl sagittis. Aliquam quis leo felis, ac
tempus velit. Duis in placerat nibh. Pellentesque
sed diam mi. Quisque eget velit enim, eget
sollicitudin velit. Suspendisse eget tortor at sem
elementum ornare vitae vitae odio. Sed
venenatis felis quis enim tincidunt at placerat
massa bibendum. Sed ut lorem massa. Proin a
nibh nulla. Praesent vel posuere purus. Donec
tincidunt, leo id aliquam consectetur, quam
velit feugiat tortor, quis cursus augue lorem eu
eros. Nulla sit amet quam at odio dictum</text:span></text:p>
      </text:page>
    </office:text>
  </office:body>
</office:document-content>
</file>

<file path=styles.xml><?xml version="1.0" encoding="utf-8"?>
<office:document-style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8.9999</meta:generator>
    <meta:creation-date>2010-07-25T13:52:18</meta:creation-date>
    <dc:date>2010-07-25T13:52:18</dc:date>
    <meta:document-statistic meta:character-count="674" meta:image-count="0" meta:object-count="0" meta:page-count="1" meta:paragraph-count="1" meta:table-count="0" meta:word-count="0"/>
  </office:meta>
</office:document-meta>
</file>